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officeooo:rsid="000a2af8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2"/>
      <text:p text:style-name="P2"/>
      <text:p text:style-name="P3"><text:tab/></text:p>
      <text:p text:style-name="P4">1)man:-</text:p>
      <text:p text:style-name="P4"/>
      <text:p text:style-name="P4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>2)uname:-</text:p>
      <text:p text:style-name="P4"/>
      <text:p text:style-name="P4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>3)pwd:-</text:p>
      <text:p text:style-name="P4"/>
      <text:p text:style-name="P4">command:-pwd(Print current directory).</text:p>
      <text:p text:style-name="P4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>4)hostname:-</text:p>
      <text:p text:style-name="P4"/>
      <text:p text:style-name="P4">command:-hostname(Print IP address and hostname of the machine)</text:p>
      <text:p text:style-name="P4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>5)date:-</text:p>
      <text:p text:style-name="P4"><text:soft-page-break/></text:p>
      <text:p text:style-name="P4">command:-date(Find today’s date)</text:p>
      <text:p text:style-name="P4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>6)cal:-</text:p>
      <text:p text:style-name="P4"/>
      <text:p text:style-name="P4">command:-cal(Print calendar for current year)</text:p>
      <text:p text:style-name="P4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7)ls, dir:-</text:p>
      <text:p text:style-name="P4"/>
      <text:p text:style-name="P4">commnad:-ls,dir(See directory structure)</text:p>
      <text:p text:style-name="P4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3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>8)cat:-</text:p>
      <text:p text:style-name="P4"/>
      <text:p text:style-name="P4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>9)cat &gt;&gt;:-</text:p>
      <text:p text:style-name="P4"/>
      <text:p text:style-name="P4">command:- cat&gt;&gt;Test.txt(Append some text into existing file)</text:p>
      <text:p text:style-name="P4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3"/></text:span></text:p>
      <text:p text:style-name="P4"/>
      <text:p text:style-name="P4">10)cp:-</text:p>
      <text:p text:style-name="P4"/>
      <text:p text:style-name="P4">command:-(Copy a file, Copy a directory)</text:p>
      <text:p text:style-name="P4"/>
      <text:p text:style-name="P4">Copy a file:-</text:p>
      <text:p text:style-name="P4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>Copy a directory:-</text:p>
      <text:p text:style-name="P4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>11)mv:-</text:p>
      <text:p text:style-name="P4"/>
      <text:p text:style-name="P4">command:- mv Test.txt new.txt--&gt;for rename</text:p>
      <text:p text:style-name="P4"><text:tab/><text:tab/> <text:s text:c="2"/>mv new.txt OSC(Move the files)</text:p>
      <text:p text:style-name="P4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3"/></text:span></text:p>
      <text:p text:style-name="P4"/>
      <text:p text:style-name="P4"/>
      <text:p text:style-name="P4">13)tac, rev(Print the file in reverse order, Reverse each line in the file):-</text:p>
      <text:p text:style-name="P4"/>
      <text:p text:style-name="P4">tac:-</text:p>
      <text:p text:style-name="P4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3"/></text:span></text:p>
      <text:p text:style-name="P4">rev:-</text:p>
      <text:p text:style-name="P4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>14)mkdir:-(Create directory)</text:p>
      <text:p text:style-name="P4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>15)wc:-(Count the words, characters and lines in a file)</text:p>
      <text:p text:style-name="P4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>16)cd(Change current directory):-</text:p>
      <text:p text:style-name="P4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>17)rm(Remove a file, remove a directory ( with -R )):-</text:p>
      <text:p text:style-name="P4"/>
      <text:p text:style-name="P4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3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3"/></text:span></text:p>
      <text:p text:style-name="P4"/>
      <text:p text:style-name="P4">18)rmdir(remove empty directory):-</text:p>
      <text:p text:style-name="P4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9)touch(change the modification time , Create Multiple empty files at once):-</text:p>
      <text:p text:style-name="P4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1)uniq(Avoid repetition in a file.):-</text:p>
      <text:p text:style-name="P4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22)head(Print the specified number of lines from top in the file.):-</text:p>
      <text:p text:style-name="P4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3)tail(Print the specified number of lines from bottom in the file.):-</text:p>
      <text:p text:style-name="P4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4)factor(Find the factors of a number):-</text:p>
      <text:p text:style-name="P4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7)echo(Print environment variables individually):-</text:p>
      <text:p text:style-name="P4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>28)ps(Print current processes):-</text:p>
      <text:p text:style-name="P4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9)kill(Kill the process):-</text:p>
      <text:p text:style-name="P4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3"/></text:span></text:p>
      <text:p text:style-name="P4"/>
      <text:p text:style-name="P4"/>
      <text:p text:style-name="P4">30)env(Print environment variables):-</text:p>
      <text:p text:style-name="P4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3T14:23:33.166756343</dc:date>
    <meta:editing-cycles>19</meta:editing-cycles>
    <meta:editing-duration>PT1H4M59S</meta:editing-duration>
    <meta:document-statistic meta:table-count="0" meta:image-count="34" meta:object-count="0" meta:page-count="8" meta:paragraph-count="48" meta:word-count="191" meta:character-count="1514" meta:non-whitespace-character-count="1365"/>
    <meta:template xlink:type="simple" xlink:actuate="onRequest" xlink:title="" xlink:href="Normal"/>
  </office:meta>
</office:document-meta>
</file>